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Verdana Pro" svg:font-family="'Verdana Pro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 Pro" fo:font-size="10pt" style:font-size-asian="10pt" style:font-name-complex="Verdana Pro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 Pro" fo:font-size="10pt" style:font-size-asian="10pt" style:font-name-complex="Verdana Pro" style:font-size-complex="10pt"/>
    </style:style>
    <style:style style:name="P4" style:family="paragraph" style:parent-style-name="Standard">
      <style:text-properties style:font-name="Verdana Pro" fo:font-size="10pt" fo:font-weight="bold" style:font-size-asian="10pt" style:font-weight-asian="bold" style:font-name-complex="Verdana Pro" style:font-size-complex="10pt" style:font-weight-complex="bold"/>
    </style:style>
    <style:style style:name="P5" style:family="paragraph" style:parent-style-name="Standard">
      <style:paragraph-properties fo:background-color="#dddddd" fo:padding="0cm" fo:border-left="none" fo:border-right="none" fo:border-top="none" fo:border-bottom="0.035cm solid #000000">
        <style:background-image/>
      </style:paragraph-properties>
      <style:text-properties style:font-name="Verdana Pro" fo:font-size="10pt" fo:font-weight="bold" style:font-size-asian="10pt" style:font-weight-asian="bold" style:font-name-complex="Verdana Pro" style:font-size-complex="10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Verdana Pro" fo:font-size="14pt" fo:font-weight="bold" style:font-size-asian="14pt" style:font-weight-asian="bold" style:font-name-complex="Verdana Pro" style:font-size-complex="14pt" style:font-weight-complex="bold"/>
    </style:style>
    <style:style style:name="P7" style:family="paragraph" style:parent-style-name="Standard">
      <style:text-properties style:font-name="Verdana Pro" fo:font-size="10pt" style:font-size-asian="10pt" style:font-name-complex="Verdana Pro" style:font-size-complex="10pt"/>
    </style:style>
    <style:style style:name="P8" style:family="paragraph" style:parent-style-name="Standard" style:list-style-name="WW8Num5">
      <style:text-properties style:font-name="Verdana Pro" fo:font-size="10pt" style:font-size-asian="10pt" style:font-name-complex="Verdana Pro" style:font-size-complex="10pt"/>
    </style:style>
    <style:style style:name="P9" style:family="paragraph" style:parent-style-name="Standard" style:list-style-name="WW8Num1">
      <style:text-properties style:font-name="Verdana Pro" fo:font-size="10pt" style:font-size-asian="10pt" style:font-name-complex="Verdana Pro" style:font-size-complex="10pt"/>
    </style:style>
    <style:style style:name="P10" style:family="paragraph" style:parent-style-name="Standard" style:list-style-name="WW8Num2">
      <style:text-properties style:font-name="Verdana Pro" fo:font-size="10pt" style:font-size-asian="10pt" style:font-name-complex="Verdana Pro" style:font-size-complex="10pt"/>
    </style:style>
    <style:style style:name="P11" style:family="paragraph" style:parent-style-name="Standard" style:list-style-name="WW8Num6">
      <style:text-properties style:font-name="Verdana Pro" fo:font-size="10pt" style:font-size-asian="10pt" style:font-name-complex="Verdana Pro" style:font-size-complex="10pt"/>
    </style:style>
    <style:style style:name="P12" style:family="paragraph" style:parent-style-name="Standard" style:list-style-name="WW8Num4">
      <style:text-properties style:font-name="Verdana Pro" fo:font-size="10pt" style:font-size-asian="10pt" style:font-name-complex="Verdana Pro" style:font-size-complex="10pt"/>
    </style:style>
    <style:style style:name="P13" style:family="paragraph" style:parent-style-name="Standard" style:list-style-name="WW8Num3">
      <style:text-properties style:font-name="Verdana Pro" fo:font-size="10pt" style:font-size-asian="10pt" style:font-name-complex="Verdana Pro" style:font-size-complex="10pt"/>
    </style:style>
    <style:style style:name="P14" style:family="paragraph" style:parent-style-name="Standard" style:list-style-name="WW8Num8">
      <style:text-properties style:font-name="Verdana Pro" fo:font-size="10pt" style:font-size-asian="10pt" style:font-name-complex="Verdana Pro" style:font-size-complex="10pt"/>
    </style:style>
    <style:style style:name="P15" style:family="paragraph" style:parent-style-name="Standard" style:list-style-name="WW8Num7">
      <style:text-properties style:font-name="Verdana Pro" fo:font-size="10pt" style:font-size-asian="10pt" style:font-name-complex="Verdana Pro" style:font-size-complex="10pt"/>
    </style:style>
    <style:style style:name="P16" style:family="paragraph" style:parent-style-name="Standard" style:list-style-name="WW8Num1">
      <style:text-properties style:font-name="Verdana Pro" fo:font-size="10pt" fo:font-weight="normal" style:font-size-asian="10pt" style:font-weight-asian="normal" style:font-name-complex="Verdana Pro" style:font-size-complex="10pt" style:font-weight-complex="normal"/>
    </style:style>
    <style:style style:name="T1" style:family="text">
      <style:text-properties style:font-name="Verdana Pro" fo:font-size="10pt" style:font-size-asian="10pt" style:font-name-complex="Verdana Pro" style:font-size-complex="10pt"/>
    </style:style>
    <style:style style:name="T2" style:family="text">
      <style:text-properties style:font-name="Verdana Pro" fo:font-size="10pt" fo:font-weight="bold" style:font-size-asian="10pt" style:font-weight-asian="bold" style:font-name-complex="Verdana Pro" style:font-size-complex="10pt" style:font-weight-complex="bold"/>
    </style:style>
    <style:style style:name="T3" style:family="text">
      <style:text-properties style:font-name="Wingdings" fo:font-size="10pt" style:font-size-asian="10pt" style:font-name-complex="Wingdings" style:font-size-complex="10pt"/>
    </style:style>
    <style:style style:name="T4" style:family="text">
      <style:text-properties style:text-position="super 58%" style:font-name="Verdana Pro" fo:font-size="10pt" style:font-size-asian="10pt" style:font-name-complex="Verdana Pro" style:font-size-complex="10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eve Catterson</text:p>
      <text:p text:style-name="P3"/>
      <text:p text:style-name="P3">11 Oakwood Park, Deans, Livingston, West Lothian, EH54 8AW.</text:p>
      <text:p text:style-name="P1"><text:span text:style-name="T1">07762 751639 </text:span><text:span text:style-name="T3">w</text:span><text:span text:style-name="T1"> </text:span><text:a xlink:type="simple" xlink:href="mailto:stevecatterson@googlemail.com" text:style-name="Internet_20_link" text:visited-style-name="Visited_20_Internet_20_Link"><text:span text:style-name="Internet_20_link"><text:span text:style-name="T1">stevecatterson@googlemail.com</text:span></text:span></text:a><text:span text:style-name="T1"> </text:span><text:span text:style-name="T3">w</text:span><text:span text:style-name="T1"> </text:span><text:a xlink:type="simple" xlink:href="http://www.linkedin.com/in/steve-catterson" text:style-name="Internet_20_link" text:visited-style-name="Visited_20_Internet_20_Link"><text:span text:style-name="Internet_20_link"><text:span text:style-name="T1">www.linkedin.com/in/steve-catterson</text:span></text:span></text:a></text:p>
      <text:p text:style-name="P3"/>
      <text:p text:style-name="P5">PROFESSIONAL PROFILE</text:p>
      <text:p text:style-name="P2"/>
      <text:p text:style-name="P2">I am a hugely experienced full-stack developer. <text:s/>A highly motivated, technically obsessed self-starter who has been coding in my free time since I first switched on my Commodore 64 after school. <text:s/>I specialise in front-end web design/UI/UX although equally as comfortable with backend technologies (APIs, databases).</text:p>
      <text:p text:style-name="P2"/>
      <text:p text:style-name="P2">I have independently developed &amp; released my own computer game, had successful experiences with project and people management, enjoy mentoring of team members and bring an infectious enthusiasm to my work environment.</text:p>
      <text:p text:style-name="Standard"/>
      <text:p text:style-name="P5">MOST RECENT CORE COMPETENCIES</text:p>
      <text:p text:style-name="P2"/>
      <text:p text:style-name="Standard"><text:span text:style-name="T2">HTML5/CSS3</text:span><text:span text:style-name="T1"><text:tab/><text:tab/><text:tab/>Over 20 years of experience with HTML &amp; CSS</text:span></text:p>
      <text:p text:style-name="Standard"><text:span text:style-name="T2">JavaScript (to ES6/2021)</text:span><text:span text:style-name="T1"><text:tab/>Over 20 years of experience with JavaScript</text:span></text:p>
      <text:p text:style-name="Standard"><text:span text:style-name="T2">Typescript</text:span><text:span text:style-name="T1"><text:tab/><text:tab/><text:tab/><text:tab/>2.5 years of experience</text:span></text:p>
      <text:p text:style-name="Standard"><text:span text:style-name="T2">React/Restful APIs</text:span><text:span text:style-name="T1"><text:tab/><text:tab/>2.5 years of experience</text:span></text:p>
      <text:p text:style-name="Standard"><text:span text:style-name="T2">Node.js</text:span><text:span text:style-name="T1"><text:tab/><text:tab/><text:tab/><text:tab/>2.5 years of experience </text:span></text:p>
      <text:p text:style-name="Standard"><text:span text:style-name="T2">Neo4j, Cypher &amp; Go</text:span><text:span text:style-name="T1"><text:tab/><text:tab/>1 year of experience <text:line-break/></text:span><text:span text:style-name="T2">Leadership/Mentoring</text:span><text:span text:style-name="T1"><text:tab/><text:tab/>Over 15 years of experience</text:span></text:p>
      <text:p text:style-name="Standard"><text:span text:style-name="T2">Version Control (Git PVCS)</text:span><text:span text:style-name="T1"><text:tab/>Over 15 years of experience with version control</text:span></text:p>
      <text:p text:style-name="P2"/>
      <text:p text:style-name="P5">OTHER COMPETENCIES/EXPERIENCE </text:p>
      <text:p text:style-name="P2"/>
      <text:list xml:id="list2069955122150186" text:style-name="WW8Num5">
        <text:list-item>
          <text:p text:style-name="P8">PHP, Laravel, MySQL, JSON.</text:p>
        </text:list-item>
        <text:list-item>
          <text:p text:style-name="P8">Project/People Management, Coding Best Practices/Standards Definition.</text:p>
        </text:list-item>
        <text:list-item>
          <text:p text:style-name="P8">Recent experience with CI:CD, Netlify, Heroku, Docker, Kubernetes, AWS.</text:p>
        </text:list-item>
        <text:list-item>
          <text:p text:style-name="P8">Oracle (to v11) Admin, SQL &amp; PL/SQL.</text:p>
        </text:list-item>
        <text:list-item>
          <text:p text:style-name="P8">Tableau / Business Objects.</text:p>
        </text:list-item>
        <text:list-item>
          <text:p text:style-name="P8">GameMaker Studio 2 &amp; OpenGL, Unity, C#, Blender, Photoshop.</text:p>
        </text:list-item>
        <text:list-item>
          <text:p text:style-name="P8">Java (J2EE Server-side development), JSP, JavaBeans, EJB, IBM VisualAge for Java.</text:p>
        </text:list-item>
        <text:list-item>
          <text:p text:style-name="P8">Also C++, ASP, WebSphere Studio Application Developer, vb.Net, Visual Basic &amp; VBA. IBM WebSphere, Centura SQL-Windows, Test Director.</text:p>
        </text:list-item>
      </text:list>
      <text:p text:style-name="Standard"/>
      <text:p text:style-name="P5">PROFESSIONAL EXPERIENCE</text:p>
      <text:p text:style-name="P2"/>
      <text:p text:style-name="P4">Software Engineer, RS Components.<text:tab/><text:tab/><text:tab/><text:tab/><text:tab/><text:tab/>2022 – present</text:p>
      <text:list xml:id="list8477254873180397410" text:style-name="WW8Num1">
        <text:list-item>
          <text:p text:style-name="P16">Recently secured position, due to start towards end of February 2022.</text:p>
        </text:list-item>
        <text:list-item>
          <text:p text:style-name="P16">Full-stack Javascript, Typescript, React, Node, Rest APIs, CI:CD, AWS.</text:p>
          <text:p text:style-name="P16"/>
        </text:list-item>
      </text:list>
      <text:p text:style-name="P4">Head of Development, Lumera Health.<text:tab/><text:tab/><text:tab/><text:tab/><text:tab/>2021 – 2022</text:p>
      <text:list xml:id="list28364635" text:continue-numbering="true" text:style-name="WW8Num1">
        <text:list-item>
          <text:p text:style-name="P9">Hands-on, lead development role on application being built in association with Alzheimers Scotland &amp; the Scottish Government.</text:p>
        </text:list-item>
        <text:list-item>
          <text:p text:style-name="P9">Full-stack React development, primarily in Typescript &amp; GoLang. <text:s/>Restful API design with a graph database backend (Neo4j) so also experience with Cypher (the Neo4j query language).</text:p>
        </text:list-item>
        <text:list-item>
          <text:p text:style-name="P9">Worked with CEO on design &amp; strategy.</text:p>
        </text:list-item>
      </text:list>
      <text:p text:style-name="P4"/>
      <text:p text:style-name="P4">Independent Games Developer, Pure Mental Games.<text:tab/><text:tab/><text:tab/>2021 – 2021</text:p>
      <text:list xml:id="list965899156727980429" text:style-name="WW8Num2">
        <text:list-item>
          <text:p text:style-name="P10">First game released on Steam/itch.io in Q3 2021.</text:p>
        </text:list-item>
      </text:list>
      <text:p text:style-name="P2"/>
      <text:p text:style-name="P4">Senior Systems Developer, Royal Bank of Scotland.<text:tab/><text:tab/><text:tab/>2005 – 2020</text:p>
      <text:list xml:id="list28384266" text:continue-list="list28364635" text:style-name="WW8Num1">
        <text:list-item>
          <text:p text:style-name="P9">Full-stack, agile development of web-based systems using HTML, CSS, JavaScript, Typescript, Node &amp; React. <text:s/>Includes bespoke workstack planning, reporting portal, QA tracking and compliance monitoring systems; from back-end DB design right through to front-end and UX. </text:p>
        </text:list-item>
        <text:list-item>
          <text:p text:style-name="P9"><text:soft-page-break/>Information Science; Data visualisation with Tableau &amp; Business Objects.</text:p>
        </text:list-item>
        <text:list-item>
          <text:p text:style-name="P9">Oracle systems architecture design, development &amp; administration.</text:p>
        </text:list-item>
        <text:list-item>
          <text:p text:style-name="P9">Web development with VB.Net.</text:p>
        </text:list-item>
        <text:list-item>
          <text:p text:style-name="P9">Project management / people management / problem solving.</text:p>
        </text:list-item>
        <text:list-item>
          <text:p text:style-name="P9">Experienced coach for designer/developer career development.</text:p>
        </text:list-item>
      </text:list>
      <text:p text:style-name="P2"/>
      <text:p text:style-name="P4">Senior Systems Developer, Standard Life Assurance Company.<text:tab/><text:tab/>2000 – 2005</text:p>
      <text:list xml:id="list6503492067775911078" text:style-name="WW8Num6">
        <text:list-item>
          <text:p text:style-name="P11">Design &amp; development role as part of external, customer facing e-commerce team.</text:p>
        </text:list-item>
        <text:list-item>
          <text:p text:style-name="P11">Server-side Java development in multi-tiered J2EE environment.</text:p>
        </text:list-item>
        <text:list-item>
          <text:p text:style-name="P11">HTML, CSS, JavaScript, Java, JSP, VisualAge, WebSphere.</text:p>
        </text:list-item>
        <text:list-item>
          <text:p text:style-name="P11">Role in definition of coding standards &amp; best practices.</text:p>
        </text:list-item>
      </text:list>
      <text:p text:style-name="P2"/>
      <text:p text:style-name="P4">Systems Developer, Royal Scottish Assurance (RBS).<text:tab/><text:tab/><text:tab/>1995 – 2000</text:p>
      <text:list xml:id="list5019646508672492607" text:style-name="WW8Num4">
        <text:list-item>
          <text:p text:style-name="P12">Oracle Database design, development &amp; administration.</text:p>
        </text:list-item>
        <text:list-item>
          <text:p text:style-name="P12">Client/server development with SQL-Windows (to Oracle back-end).</text:p>
        </text:list-item>
        <text:list-item>
          <text:p text:style-name="P12">Web development with HTML, CSS, JavaScript &amp; Oracle PL/SQL.</text:p>
        </text:list-item>
        <text:list-item>
          <text:p text:style-name="P12">Stakeholder management.</text:p>
        </text:list-item>
      </text:list>
      <text:p text:style-name="P2"/>
      <text:p text:style-name="P4">Industrial Placement Year, BP Exploration.<text:tab/><text:tab/><text:tab/><text:tab/><text:tab/>1993 – 1994</text:p>
      <text:list xml:id="list9131111092596059075" text:style-name="WW8Num3">
        <text:list-item>
          <text:p text:style-name="P13">Mostly involved with transitioning HR system to new platform. <text:s/>Was offered a contract extension before returning to university but declined as it would've involved relocating to Aberdeen.</text:p>
        </text:list-item>
      </text:list>
      <text:p text:style-name="P2"/>
      <text:p text:style-name="P4">Bar Work, Cafe da Vinci, Irvine.<text:tab/><text:tab/><text:tab/><text:tab/><text:tab/><text:tab/><text:tab/>1994 – 1995</text:p>
      <text:p text:style-name="P4">Consultant, Marr Educational Resources Centre, Troon.<text:tab/><text:tab/><text:tab/>1988 – 1990</text:p>
      <text:p text:style-name="Standard"/>
      <text:p text:style-name="P5">EDUCATION AND QUALIFICATIONS</text:p>
      <text:p text:style-name="P2"/>
      <text:p text:style-name="Standard"><text:span text:style-name="T2">Glasgow Caledonian University<text:tab/></text:span><text:span text:style-name="T1"><text:tab/><text:tab/><text:tab/><text:tab/><text:tab/><text:tab/></text:span><text:span text:style-name="T2">1990 – 1995</text:span></text:p>
      <text:list xml:id="list1308550008749608897" text:style-name="WW8Num8">
        <text:list-item>
          <text:p text:style-name="P14">BSc (Hons) Computer Information Systems (Grade 2.2)</text:p>
        </text:list-item>
      </text:list>
      <text:p text:style-name="P2"/>
      <text:p text:style-name="Standard"><text:span text:style-name="T2">Queen Margaret Academy (Ayr)</text:span><text:span text:style-name="T1"><text:tab/><text:tab/><text:tab/><text:tab/><text:tab/><text:tab/></text:span><text:span text:style-name="T2">1984 – 1990</text:span></text:p>
      <text:list xml:id="list4371134418236253369" text:style-name="WW8Num7">
        <text:list-item>
          <text:p text:style-name="P15">5 Highers (English, Maths, Physics, Chemistry, Art &amp; Design)</text:p>
        </text:list-item>
        <text:list-item>
          <text:p text:style-name="P15">8 “O” Grades</text:p>
        </text:list-item>
      </text:list>
      <text:p text:style-name="Standard"/>
      <text:p text:style-name="P5">PROFESSIONAL DEVELOPMENT </text:p>
      <text:p text:style-name="P2"/>
      <text:p text:style-name="P2">After graduating from university in 1995 with an honours degree in Computer Information Systems, joined Royal Scottish Assurance in Edinburgh on an initial three-month contract. <text:s/>I successfully designed &amp; delivered a new system in one month; they made me perm &amp; I remained there for the following five years (during which time the company amalgamated with the Royal Bank of Scotland). <text:s/>Worked on several business-critical, Oracle-based client/server and web-based projects.</text:p>
      <text:p text:style-name="P2"/>
      <text:p text:style-name="P2">With a desire to become involved in internet development, self-taught Java and secured a position with Standard Life in 2000, developing large scale, customer-facing internet systems.</text:p>
      <text:p text:style-name="P2"/>
      <text:p text:style-name="P2">Was approached by my old manager from RBS to re-join in 2005, a different department &amp; in a particularly demanding role. <text:s/>Involved in many developments &amp; transformations of Retail &amp; Personal Banking MI systems, reporting &amp; architecture.</text:p>
      <text:p text:style-name="P2"/>
      <text:p text:style-name="P2">I have keep up to date with industry trends &amp; technologies. <text:s/>Self-motivated, experience of working in both large &amp; small teams, mentoring, experience in financial, healthcare &amp; manufacturing sectors, full-stack, full systems development life cycle and dealing effectively in cross-disciplined team</text:p>
      <text:p text:style-name="Standard"/>
      <text:p text:style-name="P5">ADDITIONAL INFO</text:p>
      <text:p text:style-name="P2"/>
      <text:p text:style-name="P2"><text:span text:style-name="T5">Availability:</text:span><text:tab/><text:tab/>Part-Time only, immediate.<text:tab/><text:tab/><text:span text:style-name="T5">Nationality:<text:tab/></text:span><text:tab/>British.</text:p>
      <text:p text:style-name="Standard"><text:span text:style-name="T2">Date of Birth:</text:span><text:span text:style-name="T1"> <text:tab/>21</text:span><text:span text:style-name="T4">st</text:span><text:span text:style-name="T1"> September 1971<text:tab/><text:tab/><text:tab/></text:span><text:span text:style-name="T2">Marital Status:</text:span><text:span text:style-name="T1"> <text:tab/>Married, two children.</text:span></text:p>
      <text:p text:style-name="P2"><text:span text:style-name="T5">Additional: </text:span><text:tab/><text:tab/>Registered disab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Verdana Pro" svg:font-family="'Verdana Pro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SimSun1" style:font-size-asian="12pt" style:font-name-complex="Lucida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WW8Num1z0" style:family="text">
      <style:text-properties style:font-name="Symbol" fo:font-size="10pt" style:font-size-asian="10pt" style:font-name-complex="OpenSymbol" style:font-size-complex="10pt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fo:font-size="10pt" style:font-size-asian="10pt" style:font-name-complex="OpenSymbol" style:font-size-complex="10pt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0pt" style:font-size-asian="10pt" style:font-name-complex="OpenSymbol" style:font-size-complex="10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0pt" style:font-size-asian="10pt" style:font-name-complex="OpenSymbol" style:font-size-complex="10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fo:font-size="10pt" style:font-size-asian="10pt" style:font-name-complex="OpenSymbol" style:font-size-complex="10pt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1.499cm" fo:margin-right="1.499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en Catterson</meta:initial-creator>
    <meta:creation-date>2021-08-19T12:57:00</meta:creation-date>
    <dc:creator>Stephen Catterson</dc:creator>
    <dc:date>2022-05-04T08:13:38.16</dc:date>
    <meta:editing-cycles>9</meta:editing-cycles>
    <meta:editing-duration>PT10H5M5S</meta:editing-duration>
    <meta:generator>OpenOffice/4.1.11$Win32 OpenOffice.org_project/4111m1$Build-9808</meta:generator>
    <meta:document-statistic meta:table-count="0" meta:image-count="0" meta:object-count="0" meta:page-count="2" meta:paragraph-count="69" meta:word-count="813" meta:character-count="5633"/>
  </office:meta>
</office:document-meta>
</file>